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quoteNameTest.test_unquote_par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nquoteNameTest.test_unquo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nquoteNameTest.test_obj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nquoteNameTest.test_obj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nquoteNameTest.test_unquote_r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nquoteNameTest.test_unquote_reader_par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nquoteNameTest.test_unquote_parse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